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 Et on pouvait sentir l'amour de Naoto pour la profession à travers les mots et le ton qu'elle employait, aussi Edward ne voulut pas trop paraître désobligeant.</text:p>
      <text:p text:style-name="Standard"/>
      <text:p text:style-name="Standard">-Ah ouais, ça donne l'impression de demander pas mal de patience quand même... Et c'est pas vraiment mon point fort.</text:p>
      <text:p text:style-name="Standard"/>
      <text:p text:style-name="Standard">Heureusement pour notre blondin, la conversation s'orienta ensuite sur un tout autre sujet. Naoto lui raconta qu'elle avait laissé sa carrière de côté pour s'occuper de ses enfants, ce qui sonnait comme un choix louable mais pas forcément facile à prendre. Surtout que beaucoup de femmes parvenaient à allier une vie professionnelle et une vie de famille. La Seraph devait avoir ses raisons et Edward n'insista pas sur le sujet, ne souhaitant pas s'aventurer en terrain glissant -particulièrement concernant un domaine auquel il était tout à fait étranger. </text:p>
      <text:p text:style-name="Standard"/>
      <text:p text:style-name="Standard">Comme s'ils avaient senti que l'on parlait d'eux, les deux bébés -car il y en avait bien deux- s'agitèrent juste après que leur maman eut terminé sa petite tirade, accaparant l'attention de cette dernière et, par extension, celle d'Edward. Les nouveaux-nés baragouinèrent chacun un ersatz de mot dans deux langues différentes, langues que le garçon ne connaissait pas mais dont les sonorités ne lui étaient pas inconnues. Celui-ci semblait cependant bien trop perdu dans ses pensées pour s'arrêter sur des détails linguistiques. Il regardait les deux nourrissons avec de grands yeux, comme fasciné. Le blondin avait la même tête qu'un enfant qui découvre à quoi ressemble un bébé pour la première fois. Ce n'était pas son cas évidemment, mais son esprit désordonné semblait oublier cette sensation à chaque fois.</text:p>
      <text:p text:style-name="Standard"/>
      <text:p text:style-name="Standard">-Ils sont adorables. C'est des jumeaux ? Et c'était du Français ? Ils ont quel âge ? Ils s'appellent comment ?</text:p>
      <text:p text:style-name="Standard"/>
      <text:p text:style-name="Standard">Les questions fusaient au rythme où elle traversait la tête de l'adolescent qui semblait bien incapable de faire une pause pour laisser à Naoto le temps d'en placer une. Le vague sourire typique des personnes gagas devant des bébés avait fait son apparition sur son visage alors que son regard d'émeraude ne semblait plus vouloir quitter la poussette. Décidément, la ressemblance avec un gamin était vraiment frappante.</text:p>
      <text:p text:style-name="P1">Si l'ancien travail de Naoto la passionnait, la jeune maman semblait éprouver une véritable admiration pour ses enfants. Le ton émerveillé qu'elle employait lorsqu'elle parlait d'eux ne laissait pas le moindre doute. Et la ferveur avec laquelle elle s'exprimait était contagieuse, le sourire d'Edward s'élargissant à mesure qu'il l'écoutait. Ses yeux étaient toujours grands ouverts en direction des jumeaux tandis que la peluche qu'il avait ramassée pendait mollement au bout de son bras, désormais délaissée de toute attention. On pouvait presque voir des étoiles scintiller au fond de ses pupilles de jade tandis que le garçon ressentait une excitation qu'il ne s'expliquait pas. Enfin ce n'était pas non plus le plus grand mystère de l'histoire : étant donné l'âge de ses parents -et donc de leurs fréquentations- il ne se souvenait pas avoir vu de nouveaux-nés d'aussi près. </text:p>
      <text:p text:style-name="Standard"/>
      <text:p text:style-name="Standard">Ainsi les bout de choux prenaient exemple sur leurs parents ? Voilà qui était encore plus adorable, même si Edward ne parlait pas un traître mot de Japonnais. On lui avait en revanche enseigné quelques bases de Français à l'école, même si à l'instar de l'ensemble de sa scolarité, cela n'avait pas été une franche réussite pour notre blondin. Il était assez rigolo -et rare- de voir une famille rassemblant des cultures aussi éloignées, même dans un pays comme les Etats-Unis dont la diversité culturelle n'est plus à prouver. En parlant de ça, cela souleva une question dans l'esprit impulsif et irréfléchi du blondin.</text:p>
      <text:p text:style-name="Standard"/>
      <text:p text:style-name="Standard">-Votre mari est Français ?</text:p>
      <text:p text:style-name="Standard"/>
      <text:p text:style-name="Standard">Hop là, si Edward n'avait pas encore fait de boulette, cela ne saurait tarder. Il suffisait qu'on lui donne un semblant d'occasion pour qu'il saute les deux pieds dedans. Évidemment, le pauvre garçon n'avait aucun moyen de connaître la situation de veuve de Naoto. Ceci dit, il était assez intriguant de constater que ce genre de bourdes lui arrivaient toujours à lui. Quand la malchance vient s'ajouter à la maladresse...</text:p>
      <text:p text:style-name="P1">Et voilà. Les deux pieds dans le plat. Le pauvre garçon n'y pouvait rien, mais c'était plus qu'une habitude pour lui. Dès qu'il y avait une bévue à faire, on pouvait être sûr qu'il serait le premier sur le coup. A peine Naoto avait entamé sa réponse qu'Edward comprit qu'il avait gaffé. Le ton de sa voix, pourtant déjà attendri lorsqu'elle s'était mise à parler de ses jumeaux s'était encore radouci, une pointe de tristesse perçant au fond de sa voix. Elle lui annonça sobrement que son compagnon avait passé l'arme à gauche, mais ne sembla pas se formaliser de la question. Empli de culpabilité, le blondin se mordilla la lèvre inférieure à l'écoute de sa réponse.</text:p>
      <text:p text:style-name="Standard"/>
      <text:p text:style-name="Standard">-Oh... Désolé, je ne savais pas...</text:p>
      <text:p text:style-name="Standard"/>
      <text:p text:style-name="Standard">Heureusement pour lui, sa gêne fut de courte durée car à peine avait-elle terminé de lui répondre que Naoto fut à nouveau happée par l'un des jumeaux -le garçon en l'occurrence, qui décidément mériteraient des remerciements de la part de l'adolescent, étant donné que c'était déjà la deuxième fois qu'ils lui sauvaient la mise. Tout en se faisant cette réflexion, un sourire sans joie naissant au coin de ses lèvres, Edward plongea son regard dans celui de la demoiselle, qui paraissait presque lui faire du charme en agitant ses minuscules bras dans sa direction. </text:p>
      <text:p text:style-name="Standard"/>
      <text:p text:style-name="Standard">Naoto se mit à pousser la chansonnette, en canon avec son fils qu'elle portait à présent dans ses bras dans l'idée de bercer ce dernier. La mélodie pénétra dans l'esprit d'Edward sans qu'il ne percute vraiment ses paroles, simplement calmé par la voix attendrie de la Seraph. On aurait presque pu penser qu'il était comme hypnotisé par la petite dans la poussette, ses deux yeux émeraudes littéralement captivés par ceux d'une teinte similaire de celle-ci. Finalement, la berceuse mourut et Naoto lui posa une nouvelle question à laquelle il répondit d'une voix distante, bien plus détachée que celle qu'il employait jusqu'à présent.</text:p>
      <text:p text:style-name="Standard"/>
      <text:p text:style-name="Standard">-Mes parents ont insisté pour que j'apprenne une deuxième langue au collège. Les choix n'étaient pas vraiment nombreux. Mais bon, disons que vu mon amour de l'apprentissage, on ne peut pas vraiment dire que je « connais » le Français.<text:tab/> Et vous alors, vous êtes Japonaise ? Vous avez immigré, ou bien vous avez toujours vécu ici ?</text:p>
      <text:p text:style-name="Standard"/>
      <text:p text:style-name="Standard">Un « amour de l'apprentissage », voilà une bien subtile manière de décrire un trouble sévère du déficit de l'attention...</text:p>
      <text:p text:style-name="P1">Naoto lui apprit qu'elle avait toujours vécu aux Etats-Unis, mais que sa famille était cent pour cent nipponne et que par conséquent toute sa culture était de cette origine et respectait les traditions qui lui étaient associées. L'espace d'un instant, Edward se demanda s'il aurait été capable de vivre dans un pays qui n'était pas « vraiment » le sien mais se ravisa bien vite. La Seraph n'avait même pas connu le Japon et pour ce qui était de ses parents, ils étaient venus ici de leur propre chef et donc le souhaita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12T08:13:56.53</dc:date>
    <meta:editing-duration>PT11H30M8S</meta:editing-duration>
    <meta:editing-cycles>529</meta:editing-cycles>
    <meta:generator>OpenOffice/4.1.1$Win32 OpenOffice.org_project/411m6$Build-9775</meta:generator>
    <dc:creator>Théo </dc:creator>
    <meta:document-statistic meta:table-count="0" meta:image-count="0" meta:object-count="0" meta:page-count="7" meta:paragraph-count="34" meta:word-count="2830" meta:character-count="16994"/>
  </office:meta>
</office:document-meta>
</file>